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_histogram" table:style-name="ta1">
        <table:shapes>
          <draw:frame draw:z-index="0" draw:style-name="gr1" draw:text-style-name="P1" svg:width="401.58mm" svg:height="178.89mm" svg:x="19.52mm" svg:y="0mm">
            <draw:object draw:notify-on-update-of-ranges="FI_histogram.A1:FI_histogram.A256 FI_histogram.B1:FI_histogram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8:53:38.559171512</dc:date>
    <meta:editing-duration>PT4M32S</meta:editing-duration>
    <meta:editing-cycles>1</meta:editing-cycles>
    <meta:document-statistic meta:table-count="1" meta:cell-count="512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59cm" svg:height="17.89cm" xlink:href=".." xlink:type="simple" chart:class="chart:bar" chart:style-name="ch1">
        <chart:legend chart:legend-position="end" svg:x="37.896cm" svg:y="8.685cm" style:legend-expansion="high" chart:style-name="ch2"/>
        <chart:plot-area chart:style-name="ch3" table:cell-range-address="FI_histogram.A1:FI_histogram.B256" chart:data-source-has-labels="column" svg:x="0.802cm" svg:y="0.373cm" svg:width="36.289cm" svg:height="17.175cm">
          <chartooo:coordinate-region svg:x="1.794cm" svg:y="0.534cm" svg:width="35.297cm" svg:height="16.145cm"/>
          <chart:axis chart:dimension="x" chart:name="primary-x" chart:style-name="ch4" chartooo:axis-type="auto">
            <chartooo:date-scale/>
            <chart:categories table:cell-range-address="FI_histogram.A1:FI_histogram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_histogram.B1:FI_histogram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I_histogram.A1:FI_histogram.A256</svg:desc>
                </draw:g>
              </table:table-cell>
              <table:table-cell office:value-type="float" office:value="0">
                <text:p>0</text:p>
                <draw:g>
                  <svg:desc>FI_histogram.B1:FI_histogram.B2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